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normal" officeooo:rsid="0021db0e" officeooo:paragraph-rsid="0021db0e" style:font-weight-asian="normal" style:font-weight-complex="normal"/>
    </style:style>
    <style:style style:name="P2" style:family="paragraph" style:parent-style-name="Standard">
      <style:text-properties fo:font-weight="normal" officeooo:rsid="00229284" officeooo:paragraph-rsid="00229284" style:font-weight-asian="normal" style:font-weight-complex="normal"/>
    </style:style>
    <style:style style:name="P3" style:family="paragraph" style:parent-style-name="Standard">
      <style:text-properties fo:font-weight="normal" officeooo:rsid="0027a3a2" officeooo:paragraph-rsid="002948dd" style:font-weight-asian="normal" style:font-weight-complex="normal"/>
    </style:style>
    <style:style style:name="P4" style:family="paragraph" style:parent-style-name="Standard">
      <style:text-properties fo:font-weight="normal" officeooo:rsid="002db093" officeooo:paragraph-rsid="002db093" style:font-weight-asian="normal" style:font-weight-complex="normal"/>
    </style:style>
    <style:style style:name="P5" style:family="paragraph" style:parent-style-name="Standard">
      <style:text-properties fo:font-weight="bold" officeooo:rsid="00229284" officeooo:paragraph-rsid="00229284" style:font-weight-asian="bold" style:font-weight-complex="bold"/>
    </style:style>
    <style:style style:name="P6" style:family="paragraph" style:parent-style-name="Standard">
      <style:text-properties fo:font-weight="bold" officeooo:rsid="00251219" officeooo:paragraph-rsid="00251219" style:font-weight-asian="bold" style:font-weight-complex="bold"/>
    </style:style>
    <style:style style:name="P7" style:family="paragraph" style:parent-style-name="Standard">
      <style:text-properties fo:font-weight="bold" officeooo:rsid="0025f206" officeooo:paragraph-rsid="0025f206" style:font-weight-asian="bold" style:font-weight-complex="bold"/>
    </style:style>
    <style:style style:name="P8" style:family="paragraph" style:parent-style-name="Standard">
      <style:text-properties fo:font-weight="bold" officeooo:rsid="0027a3a2" officeooo:paragraph-rsid="0027a3a2" style:font-weight-asian="bold" style:font-weight-complex="bold"/>
    </style:style>
    <style:style style:name="P9" style:family="paragraph" style:parent-style-name="Standard">
      <style:text-properties fo:font-weight="bold" officeooo:rsid="002db093" officeooo:paragraph-rsid="002db093" style:font-weight-asian="bold" style:font-weight-complex="bold"/>
    </style:style>
    <style:style style:name="P10" style:family="paragraph" style:parent-style-name="Standard">
      <style:text-properties fo:font-size="14pt" fo:font-weight="bold" officeooo:rsid="0021db0e" officeooo:paragraph-rsid="0021db0e" style:font-size-asian="14pt" style:font-weight-asian="bold" style:font-size-complex="14pt" style:font-weight-complex="bold"/>
    </style:style>
    <style:style style:name="P11" style:family="paragraph" style:parent-style-name="Standard">
      <style:text-properties fo:font-size="14pt" fo:font-weight="bold" officeooo:rsid="00229284" officeooo:paragraph-rsid="00229284" style:font-size-asian="14pt" style:font-weight-asian="bold" style:font-size-complex="14pt" style:font-weight-complex="bold"/>
    </style:style>
    <style:style style:name="P12" style:family="paragraph" style:parent-style-name="Standard">
      <style:text-properties fo:font-size="14pt" fo:font-weight="bold" officeooo:rsid="002773f4" officeooo:paragraph-rsid="002773f4" style:font-size-asian="14pt" style:font-weight-asian="bold" style:font-size-complex="14pt" style:font-weight-complex="bold"/>
    </style:style>
    <style:style style:name="P13" style:family="paragraph" style:parent-style-name="Standard">
      <style:text-properties fo:font-size="14pt" fo:font-weight="bold" officeooo:rsid="0027a3a2" officeooo:paragraph-rsid="0027a3a2" style:font-size-asian="14pt" style:font-weight-asian="bold" style:font-size-complex="14pt" style:font-weight-complex="bold"/>
    </style:style>
    <style:style style:name="P14" style:family="paragraph" style:parent-style-name="Standard">
      <style:text-properties fo:font-size="14pt" fo:font-weight="bold" officeooo:rsid="002db093" officeooo:paragraph-rsid="002db093" style:font-size-asian="14pt" style:font-weight-asian="bold" style:font-size-complex="14pt" style:font-weight-complex="bold"/>
    </style:style>
    <style:style style:name="P15" style:family="paragraph" style:parent-style-name="Standard">
      <style:text-properties fo:font-size="14pt" fo:font-weight="normal" officeooo:rsid="0027a3a2" officeooo:paragraph-rsid="0027a3a2" style:font-size-asian="14pt" style:font-weight-asian="normal" style:font-size-complex="14pt" style:font-weight-complex="normal"/>
    </style:style>
    <style:style style:name="P16" style:family="paragraph" style:parent-style-name="Standard">
      <style:text-properties style:text-underline-style="none" fo:font-weight="normal" officeooo:rsid="00229284" officeooo:paragraph-rsid="00229284" style:font-weight-asian="normal" style:font-weight-complex="normal"/>
    </style:style>
    <style:style style:name="P17" style:family="paragraph" style:parent-style-name="Standard" style:list-style-name="L1">
      <style:text-properties officeooo:paragraph-rsid="0025f206"/>
    </style:style>
    <style:style style:name="P18" style:family="paragraph" style:parent-style-name="Standard" style:list-style-name="L1">
      <style:text-properties officeooo:rsid="0025f206" officeooo:paragraph-rsid="0025f206"/>
    </style:style>
    <style:style style:name="P19" style:family="paragraph" style:parent-style-name="Standard">
      <style:text-properties officeooo:rsid="0025f206" officeooo:paragraph-rsid="0025f206"/>
    </style:style>
    <style:style style:name="P20" style:family="paragraph" style:parent-style-name="Standard">
      <style:text-properties officeooo:rsid="002773f4" officeooo:paragraph-rsid="002783eb"/>
    </style:style>
    <style:style style:name="P21" style:family="paragraph" style:parent-style-name="Standard" style:list-style-name="L2">
      <style:text-properties officeooo:rsid="002783eb" officeooo:paragraph-rsid="002783eb"/>
    </style:style>
    <style:style style:name="P22" style:family="paragraph" style:parent-style-name="Standard" style:list-style-name="L2">
      <style:text-properties officeooo:rsid="0027a3a2" officeooo:paragraph-rsid="0027a3a2"/>
    </style:style>
    <style:style style:name="P23" style:family="paragraph" style:parent-style-name="Standard">
      <style:text-properties officeooo:rsid="0027a3a2" officeooo:paragraph-rsid="0027a3a2"/>
    </style:style>
    <style:style style:name="P24" style:family="paragraph" style:parent-style-name="Standard">
      <style:text-properties fo:font-size="12pt" fo:font-weight="normal" officeooo:rsid="0027a3a2" officeooo:paragraph-rsid="0027a3a2" style:font-size-asian="12pt" style:font-weight-asian="normal" style:font-size-complex="12pt" style:font-weight-complex="normal"/>
    </style:style>
    <style:style style:name="P25" style:family="paragraph" style:parent-style-name="Standard" style:list-style-name="L3">
      <style:text-properties officeooo:paragraph-rsid="002948dd"/>
    </style:style>
    <style:style style:name="P26" style:family="paragraph" style:parent-style-name="Standard" style:list-style-name="L3">
      <style:text-properties officeooo:rsid="002948dd" officeooo:paragraph-rsid="002948dd"/>
    </style:style>
    <style:style style:name="P27" style:family="paragraph" style:parent-style-name="Standard">
      <style:text-properties officeooo:rsid="002948dd" officeooo:paragraph-rsid="002948dd"/>
    </style:style>
    <style:style style:name="T1" style:family="text">
      <style:text-properties fo:font-weight="normal" style:font-weight-asian="normal" style:font-weight-complex="normal"/>
    </style:style>
    <style:style style:name="T2" style:family="text">
      <style:text-properties fo:font-weight="normal" officeooo:rsid="00236438" style:font-weight-asian="normal" style:font-weight-complex="normal"/>
    </style:style>
    <style:style style:name="T3" style:family="text">
      <style:text-properties fo:font-weight="normal" officeooo:rsid="0025774f" style:font-weight-asian="normal" style:font-weight-complex="normal"/>
    </style:style>
    <style:style style:name="T4" style:family="text">
      <style:text-properties fo:font-weight="normal" officeooo:rsid="0025f206" style:font-weight-asian="normal" style:font-weight-complex="normal"/>
    </style:style>
    <style:style style:name="T5" style:family="text">
      <style:text-properties fo:font-weight="normal" officeooo:rsid="002773f4" style:font-weight-asian="normal" style:font-weight-complex="normal"/>
    </style:style>
    <style:style style:name="T6" style:family="text">
      <style:text-properties fo:font-weight="normal" officeooo:rsid="0027a3a2" style:font-weight-asian="normal" style:font-weight-complex="normal"/>
    </style:style>
    <style:style style:name="T7" style:family="text">
      <style:text-properties fo:font-weight="normal" officeooo:rsid="002948dd" style:font-weight-asian="normal" style:font-weight-complex="normal"/>
    </style:style>
    <style:style style:name="T8" style:family="text">
      <style:text-properties fo:font-weight="normal" officeooo:rsid="002a9625" style:font-weight-asian="normal" style:font-weight-complex="normal"/>
    </style:style>
    <style:style style:name="T9" style:family="text">
      <style:text-properties fo:font-weight="normal" officeooo:rsid="002c3579" style:font-weight-asian="normal" style:font-weight-complex="normal"/>
    </style:style>
    <style:style style:name="T10" style:family="text">
      <style:text-properties officeooo:rsid="002783e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plaining the Optical Illusion of a Curveball with Physics Simulation</text:p>
      <text:p text:style-name="P24">June Jung, Richard Whitehill, and C.D. Clark III, PhD</text:p>
      <text:p text:style-name="P10"/>
      <text:p text:style-name="P10">Introduction</text:p>
      <text:p text:style-name="P1"/>
      <text:p text:style-name="P2">In baseball, pitchers often throw breaking balls, for example a curveball, in order to trick the batter. It is often said that batters see a “break,” a sudden spike in the ball’s trajectory, when they encounter a curveball. However, the three dimensional trajectory of the curveball is still a smooth curve, and it is widely assumed that the “break” is an optical illusion. This study’s goal is to find out how, when, and where the “break” is observed in a curveball with a physics simulation. </text:p>
      <text:p text:style-name="P16"/>
      <text:p text:style-name="P16">The first hypothesis was that the following: the “break” is a spike in acceleration that occurs when the three dimensional trajectory is projected on the the batter’s two dimensional plane of vision. </text:p>
      <text:p text:style-name="P5"/>
      <text:p text:style-name="P5"/>
      <text:p text:style-name="P11">Methods</text:p>
      <text:p text:style-name="P5"><text:span text:style-name="T1"/></text:p>
      <text:p text:style-name="P5"><text:span text:style-name="T1">The ball’s motion is expressed with the following equation:</text:span></text:p>
      <text:p text:style-name="P5"><text:span text:style-name="T1">[Eq],</text:span></text:p>
      <text:p text:style-name="P5"><text:span text:style-name="T1">where \g is the gravitational acceleration constant, \alpha is an unknown coefficient for the air drag term, \beta is an unknown coefficient for the magnus force term, and \omega is the ball’s angular velocity. (Reference for magnus force term?) This gives us a differential equation of the ball’s acceleration in terms of the ball’s velocity. To solve this equation for position, a numerical estimation script was written in python, using the </text:span><text:span text:style-name="T2">Runge-Kutta method, RK4 for short.</text:span></text:p>
      <text:p text:style-name="P5"><text:span text:style-name="T2"/></text:p>
      <text:p text:style-name="P6"><text:span text:style-name="T1">The rest of the simulation scripts were written in a way that the user could configure details such as the pitcher’s arm length, the release point, or the ball’s launch profile. </text:span><text:span text:style-name="T3">Optimization scripts were written in order to extract the values for the two unknown coefficients from experimental data, both from our own high-speed camera footage and literature studies (reference). </text:span></text:p>
      <text:p text:style-name="P6"><text:span text:style-name="T3"/></text:p>
      <text:p text:style-name="P7"><text:span text:style-name="T3">O</text:span><text:span text:style-name="T1">nce the simulation was ready and tested, the first hypothesis of this study was tested: </text:span></text:p>
      <text:list xml:id="list3912249457" text:style-name="L1">
        <text:list-item>
          <text:p text:style-name="P17"><text:span text:style-name="T4">Three pitches, a fastball, a curveball, and a slider was simulated.</text:span></text:p>
        </text:list-item>
        <text:list-item>
          <text:p text:style-name="P18"><text:span text:style-name="T1">For each pitch, one dimensional acceleration along x, y, and z axes were plotted. </text:span></text:p>
        </text:list-item>
        <text:list-item>
          <text:p text:style-name="P18"><text:span text:style-name="T1">For each pitch, the acceleration on the xz plane was plotted, where the x axis points from the home plate to the pitcher’s mound, and the z axis is vertical. In other words, the three dimensional trajectory of the ball was projected onto a plane </text:span><text:span text:style-name="T5">parallel to the front of the home plate.</text:span></text:p>
        </text:list-item>
      </text:list>
      <text:p text:style-name="P19"><text:span text:style-name="T5"/></text:p>
      <text:p text:style-name="P19"><text:span text:style-name="T5"/></text:p>
      <text:p text:style-name="P12">Results <text:span text:style-name="T10">and Discussion</text:span></text:p>
      <text:p text:style-name="P19"><text:span text:style-name="T5"/></text:p>
      <text:p text:style-name="P20"><text:span text:style-name="T1">The one dimensional accelerations are shown in Fig 1. The two dimensional projection accelerations are shown in Fig 2. In both Fig. 1 and Fig. 2, a sudden spike in acceleration or a sharp turn in acceleration is NOT seen. Hence, the first hypothesis of the study is rejected. </text:span></text:p>
      <text:p text:style-name="P20"><text:span text:style-name="T1"/></text:p>
      <text:p text:style-name="P20"><text:span text:style-name="T1">However, it is still noteworthy to take a look at the two dimensional projection of the actual trajectory, as shown in Fig. 3. For a given pitch, each dot in Fig. 3 is 0.02 seconds apart from the closest dot. </text:span></text:p>
      <text:list xml:id="list2775453076" text:style-name="L2">
        <text:list-item>
          <text:p text:style-name="P21"><text:span text:style-name="T1">A human batter would observe the ball for approximately 0.2 seconds before starting the swing</text:span></text:p>
        </text:list-item>
        <text:list-item>
          <text:p text:style-name="P21"><text:soft-page-break/><text:span text:style-name="T1">In Fig. 3, the batter would therefore see around ten dots before the swing starts. </text:span></text:p>
        </text:list-item>
        <text:list-item>
          <text:p text:style-name="P21"><text:span text:style-name="T1">For the first ten dots, a fastball and a slider almost seems identical, but the slider does not follow the curvature of the fastball after around 10 dots. It quickly stretches into a long, relatively straight line. </text:span></text:p>
        </text:list-item>
        <text:list-item>
          <text:p text:style-name="P22"><text:span text:style-name="T1">The curveball, compared to the fastball, initially has a noticeably larger curvature. However, starting at around the ninth dot, it also stretches into a long, relatively straight line. The increase in gaps between the dots imply high velocity, as also seen in the slider. </text:span></text:p>
        </text:list-item>
      </text:list>
      <text:p text:style-name="P23"><text:span text:style-name="T1"/></text:p>
      <text:p text:style-name="P8"/>
      <text:p text:style-name="P13">Current and Future Work</text:p>
      <text:p text:style-name="P8"/>
      <text:p text:style-name="P3">The study is now focusing on the numerical interpretation of the optical illusion. This new task is approached with machine learning models. Machine learning models differ from physics implementation script in that they are not given an explicit method to use, but they “learn” their own optimal function for their given task. </text:p>
      <text:list xml:id="list499288184" text:style-name="L3">
        <text:list-item>
          <text:p text:style-name="P25"><text:span text:style-name="T6">Using the existing simulation scripts, machine learning models are </text:span><text:span text:style-name="T7">currently </text:span><text:span text:style-name="T6">being trained to imitate how a human batter would react to a pitch. </text:span></text:p>
        </text:list-item>
        <text:list-item>
          <text:p text:style-name="P26"><text:span text:style-name="T6">A </text:span><text:span text:style-name="T1">trained model would be given the initial portion of a trajectory, or any portion of the trajectory, and be able to predict what follows.</text:span></text:p>
        </text:list-item>
        <text:list-item>
          <text:p text:style-name="P26"><text:span text:style-name="T8">C</text:span><text:span text:style-name="T1">urveball</text:span><text:span text:style-name="T8">s</text:span><text:span text:style-name="T1"> would given to a model that is not anticipating a curveball. A model that is trained heavily on fastballs would be a good example.</text:span></text:p>
        </text:list-item>
        <text:list-item>
          <text:p text:style-name="P26"><text:span text:style-name="T1">When a significant numerical error </text:span><text:span text:style-name="T9">repeatedly </text:span><text:span text:style-name="T1">occurs at a certain portion or point of the trajectory, that place would be interpreted as where the “break” is observed. Further numerical study will be done regarding that location.</text:span></text:p>
        </text:list-item>
      </text:list>
      <text:p text:style-name="P27"><text:span text:style-name="T1"/></text:p>
      <text:p text:style-name="P27"><text:span text:style-name="T1"/></text:p>
      <text:p text:style-name="P14">References</text:p>
      <text:p text:style-name="P9"/>
      <text:p text:style-name="P4">Alaways paper</text:p>
      <text:p text:style-name="P4">Spin and lateral deflection pa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1T17:38:45.615640553</meta:creation-date>
    <meta:generator>LibreOffice/6.0.7.3$Linux_X86_64 LibreOffice_project/00m0$Build-3</meta:generator>
    <dc:date>2020-03-12T12:03:19.544081183</dc:date>
    <meta:editing-duration>PT3H16M38S</meta:editing-duration>
    <meta:editing-cycles>10</meta:editing-cycles>
    <meta:document-statistic meta:table-count="0" meta:image-count="0" meta:object-count="0" meta:page-count="2" meta:paragraph-count="30" meta:word-count="764" meta:character-count="4523" meta:non-whitespace-character-count="3788"/>
  </office:meta>
</office:document-meta>
</file>